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0375in" fo:margin-top="0in" fo:margin-bottom="0in" fo:break-before="auto" fo:break-after="auto" table:align="left"/>
    </style:style>
    <style:style style:name="Table1.A" style:family="table-column">
      <style:table-column-properties style:column-width="2.7563in"/>
    </style:style>
    <style:style style:name="Table1.B" style:family="table-column">
      <style:table-column-properties style:column-width="4.168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0972in" loext:contextual-spacing="false" fo:line-height="120%" fo:text-align="start" style:justify-single-word="false" fo:keep-together="auto" fo:orphans="2" fo:widows="2" fo:text-indent="0in" style:auto-text-indent="false" style:page-number="1"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Ответы нужно давать лаконичные, достаточно продемонстрировать понимание предмета.</text:span></text:p>
      <table:table table:name="Table1" table:style-name="Table1">
        <table:table-column table:style-name="Table1.A"/>
        <table:table-column table:style-name="Table1.B"/>
        <table:table-row table:style-name="Table1.1">
          <table:table-cell table:style-name="Table1.A1" office:value-type="string">
            <text:p text:style-name="P3"><text:span text:style-name="T1">Ф.И.О.</text:span></text:p>
          </table:table-cell>
          <table:table-cell table:style-name="Table1.B1" office:value-type="string">
            <text:p text:style-name="P3">Широков Иван Витальевич</text:p>
          </table:table-cell>
        </table:table-row>
        <table:table-row table:style-name="Table1.1">
          <table:table-cell table:style-name="Table1.B1" table:number-columns-spanned="2" office:value-type="string">
            <text:p text:style-name="P3"><text:span text:style-name="T2">Java</text:span></text:p>
          </table:table-cell>
          <table:covered-table-cell/>
        </table:table-row>
        <table:table-row table:style-name="Table1.1">
          <table:table-cell table:style-name="Table1.A1" office:value-type="string">
            <text:p text:style-name="P3"><text:span text:style-name="T1">Что такое переопределение метода?</text:span></text:p>
          </table:table-cell>
          <table:table-cell table:style-name="Table1.B1" office:value-type="string">
            <text:p text:style-name="P3">Позволяет переопределить/реализовать логику метода класса без изменения сигнатуры метода, который достался <text:s/>этому классу от родительского класса или интерфейса, который этот класс реализует</text:p>
          </table:table-cell>
        </table:table-row>
        <table:table-row table:style-name="Table1.1">
          <table:table-cell table:style-name="Table1.A1" office:value-type="string">
            <text:p text:style-name="P3"><text:span text:style-name="T1">Какие бывают виды классов?</text:span></text:p>
          </table:table-cell>
          <table:table-cell table:style-name="Table1.B1" office:value-type="string">
            <text:p text:style-name="P3">Обычный класс(в том числе абстрактный, final), интерфейс(в т.ч. аннотации), вложенный (в том числе статичный), локальный(в рамках метода), анонимный</text:p>
          </table:table-cell>
        </table:table-row>
        <table:table-row table:style-name="Table1.1">
          <table:table-cell table:style-name="Table1.A1" office:value-type="string">
            <text:p text:style-name="P3"><text:span text:style-name="T1">Как и зачем можно использовать модификатор final?</text:span></text:p>
          </table:table-cell>
          <table:table-cell table:style-name="Table1.B1" office:value-type="string">
            <text:p text:style-name="P3">Для класса - запрет на наследование. К полям (и локальным переменным) - запрет на изменение (для примитивов - константа; для ссылочных типов - запрет на изменение ссылки). К аргументам метода - аналогично как и полям. К методу - запрет на переопределение</text:p>
          </table:table-cell>
        </table:table-row>
        <table:table-row table:style-name="Table1.1">
          <table:table-cell table:style-name="Table1.A1" office:value-type="string">
            <text:p text:style-name="P3"><text:span text:style-name="T1">Какие есть варианты использования ключевого слова try?</text:span></text:p>
          </table:table-cell>
          <table:table-cell table:style-name="Table1.B1" office:value-type="string">
            <text:p text:style-name="P3">Для обработки checked exceptions - всегда (например, IOException), для RuntimeException - try-catch блок необязателен, но часто полезен. Можно не указывать catch блок, а только finally, но лучше так не делать на мой взгляд</text:p>
          </table:table-cell>
        </table:table-row>
        <table:table-row table:style-name="Table1.1">
          <table:table-cell table:style-name="Table1.A1" office:value-type="string">
            <text:p text:style-name="P3"><text:span text:style-name="T1">Какие есть стандартные реализации интерфейса List и в каких ситуациях их нужно использовать?</text:span></text:p>
          </table:table-cell>
          <table:table-cell table:style-name="Table1.B1" office:value-type="string">
            <text:p text:style-name="P3">ArrayList и LinkedList. В случае, если мы <text:span text:style-name="T3">редко изменяем</text:span>(а именно удаляем или переставляем элементы коллекции) “<text:span text:style-name="T3">в середине</text:span>” List, то лучше использовать ArrayList, т.к. он дает время поиска и вставки в конец элемента O(1). Если наш алгоритм почти всегда изменяет List в середине (удаляет или перетаскивает) то лучше использовать LinkedList, т.к. не нужно перестраивать в этом случае массив(что может быть очень затратно по времени и памяти для гигантских массивов). Но в большинстве случаев эффективнее ArrayList, LinkedList имеет узкую область применения на мой взгляд.</text:p>
          </table:table-cell>
        </table:table-row>
        <table:table-row table:style-name="Table1.1">
          <table:table-cell table:style-name="Table1.A1" office:value-type="string">
            <text:p text:style-name="P3"><text:span text:style-name="T1">В чём основная идея стримов из пакета java.util.stream?</text:span></text:p>
          </table:table-cell>
          <table:table-cell table:style-name="Table1.B1" office:value-type="string">
            <text:p text:style-name="P3">Применение функционального подхода к перебираемым элементам: позволяет сократить код + сделать его более читаемым, т.к. для данной задачи функциональное программирование более применимо</text:p>
          </table:table-cell>
        </table:table-row>
        <table:table-row table:style-name="Table1.1">
          <table:table-cell table:style-name="Table1.B1" table:number-columns-spanned="2" office:value-type="string">
            <text:p text:style-name="P3"><text:span text:style-name="T2">Разное</text:span></text:p>
          </table:table-cell>
          <table:covered-table-cell/>
        </table:table-row>
        <table:table-row table:style-name="Table1.1">
          <table:table-cell table:style-name="Table1.A1" office:value-type="string">
            <text:p text:style-name="P3"><text:span text:style-name="T1">Каким критериям должна удовлетворять «хорошая» хэш-функция?</text:span></text:p>
          </table:table-cell>
          <table:table-cell table:style-name="Table1.B1" office:value-type="string">
            <text:p text:style-name="P3">Для двух объектов одного класса, если они equal, то и их хэш должен быть одинаковым</text:p>
            <text:p text:style-name="P3">Для not equals объектов крайне желательно, чтобы шанс совпадения их хеша был минимальным</text:p>
            <text:p text:style-name="P3">Хеш функция должна быть идемпотентной (в случае если объект не менялся)</text:p>
          </table:table-cell>
        </table:table-row>
        <table:table-row table:style-name="Table1.1">
          <table:table-cell table:style-name="Table1.A1" office:value-type="string">
            <text:p text:style-name="P3"><text:span text:style-name="T1">В чём причина популярности и широкого распространения кодировки UTF-8?</text:span></text:p>
          </table:table-cell>
          <table:table-cell table:style-name="Table1.B1" office:value-type="string">
            <text:p text:style-name="P3">Позволяет закодировать любой символ и экономит место (т.к. использует кодировку переменной длины байтов)</text:p>
          </table:table-cell>
        </table:table-row>
        <table:table-row table:style-name="Table1.1">
          <table:table-cell table:style-name="Table1.A1" office:value-type="string">
            <text:p text:style-name="P3"><text:span text:style-name="T1">Сравните форматы XML и JSON. Когда какой использовать?</text:span></text:p>
          </table:table-cell>
          <table:table-cell table:style-name="Table1.B1" office:value-type="string">
            <text:p text:style-name="P3">JSON описывает данные в легковесном формате (например, для описания передачи данных о POJO лучше использовать JSON). XML имеет более строгую иерархическую структуру, за счет чего лучше описываются структурированные информационные элементы. XML предоставляет большие возможности для описания структурированных данных. Для более быстрой передачи данных (например, в рамках REST API) лучше использовать JSON, т.к. передаваемая информация чаще всего не сможет использовать преимущества XML разметки, а обработка JSON формата быстрее</text:p>
          </table:table-cell>
        </table:table-row>
        <table:table-row table:style-name="Table1.1">
          <table:table-cell table:style-name="Table1.A1" office:value-type="string">
            <text:p text:style-name="P3"><text:span text:style-name="T1">Опишите что будет происходить «под капотом» после ввода адреса сайта в браузере и нажатия Enter?</text:span></text:p>
          </table:table-cell>
          <table:table-cell table:style-name="Table1.B1" office:value-type="string">
            <text:p text:style-name="P3">Клиент - браузер - пытается установить http соединение с сервером по указанному адресу (DNS) через провайдера. В случае, если данный адрес найден, сервер доступен и запрашиваемый ресурс на сервере существует, сервер обрабатывает http запрос, и в зависимости от реализуемой логики на сервере, возвращает response клиенту (чаще всего HTML страницу). Клиент может передавать не только адрес, по которому находится сервер, но и некоторую информацию (через заголовки, путь или параметры http запроса, через body запроса). На некоторые такие запросы, сервер может возвращать только данные в JSON формате, а браузер (frontend приложение) обрабатывает эти данные и визуализирует их в браузере.</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27" meta:word-count="529" meta:character-count="3834" meta:non-whitespace-character-count="3331"/>
    <meta:generator>LibreOfficeDev/6.0.5.2$Linux_X86_64 LibreOffice_project/</meta:generator>
  </office:meta>
</office:document-meta>
</file>